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E000000450B4593E47.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65</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8.029cm" svg:height="12.044cm" draw:z-index="0"><draw:image xlink:href="Pictures/10000000000002E000000450B4593E47.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98" meta:character-count="23817" meta:non-whitespace-character-count="20039"/>
    <meta:user-defined meta:name="AppVersion">14.0000</meta:user-defined>
    <meta:template xlink:type="simple" xlink:actuate="onRequest" xlink:title="Normal.dotm" xlink:href=""/>
  </office:meta>
</office:document-meta>
</file>